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default-cell-style-name="ACE-5" table:style-name="ACOL-0"/>
        <table:table-column table:style-name="ACOL-0" table:number-columns-repeated="3"/>
        <table:table-column table:style-name="ACOL-0" table:number-columns-repeated="1013"/>
        <table:table-row table:style-name="AROW-0">
          <table:table-cell table:style-name="ACE-0"/>
          <table:table-cell table:style-name="ACE-0" office:value-type="string">
            <text:p>dr</text:p>
          </table:table-cell>
          <table:table-cell table:style-name="ACE-0" office:value-type="string">
            <text:p>N</text:p>
          </table:table-cell>
          <table:table-cell table:style-name="ACE-0" office:value-type="string">
            <text:p>NT</text:p>
          </table:table-cell>
          <table:table-cell table:style-name="ACE-0" office:value-type="string">
            <text:p>C</text:p>
          </table:table-cell>
          <table:table-cell table:style-name="ACE-0" office:value-type="string">
            <text:p>D</text:p>
          </table:table-cell>
          <table:table-cell table:style-name="ACE-0"/>
          <table:table-cell table:style-name="ACE-4" office:value-type="string">
            <text:p>b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NT/C</text:p>
          </table:table-cell>
          <table:table-cell table:style-name="ACE-0" office:value-type="string">
            <text:p>b</text:p>
          </table:table-cell>
          <table:table-cell table:number-columns-repeated="1013" table:style-name="ACE-0"/>
        </table:table-row>
        <table:table-row table:style-name="AROW-0">
          <table:table-cell table:style-name="Gnumeric-default" office:value-type="string">
            <text:p>Cancer</text:p>
          </table:table-cell>
          <table:table-cell table:style-name="ACE-2" table:formula="of:=357/[.C2]" office:value-type="float" office:value="0.62741652021089633">
            <text:p>0.63</text:p>
          </table:table-cell>
          <table:table-cell table:style-name="Gnumeric-default" office:value-type="float" office:value="569">
            <text:p>569</text:p>
          </table:table-cell>
          <table:table-cell table:style-name="ACE-3" table:formula="of:=[.C2]*0.69999999999999996" office:value-type="float" office:value="398.29999999999995">
            <text:p>39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2">
            <text:p>32</text:p>
          </table:table-cell>
          <table:table-cell table:style-name="Gnumeric-default"/>
          <table:table-cell table:style-name="ACE-5" office:value-type="float" office:value="40">
            <text:p>40</text:p>
          </table:table-cell>
          <table:table-cell table:style-name="ACE-2" table:formula="of:=1-[.B2]" office:value-type="float" office:value="0.37258347978910367">
            <text:p>0.37</text:p>
          </table:table-cell>
          <table:table-cell table:style-name="ACE-3" table:formula="of:=[.D2]/[.E2]" office:value-type="float" office:value="199.14999999999998">
            <text:p>199</text:p>
          </table:table-cell>
          <table:table-cell table:style-name="ACE-2" table:formula="of:=[.J2]*(1-[.B2])" office:value-type="float" office:value="74.199999999999989">
            <text:p>74.20</text:p>
          </table:table-cell>
          <table:table-cell table:number-columns-repeated="1013" table:style-name="Gnumeric-default"/>
        </table:table-row>
        <table:table-row table:style-name="AROW-0">
          <table:table-cell table:style-name="Gnumeric-default" office:value-type="string">
            <text:p>Iris</text:p>
          </table:table-cell>
          <table:table-cell table:style-name="ACE-2" office:value-type="float" office:value="0.33300000000000002">
            <text:p>0.33</text:p>
          </table:table-cell>
          <table:table-cell table:style-name="Gnumeric-default" office:value-type="float" office:value="150">
            <text:p>150</text:p>
          </table:table-cell>
          <table:table-cell table:style-name="ACE-3" table:formula="of:=[.C3]*0.69999999999999996" office:value-type="float" office:value="105">
            <text:p>10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ACE-5" office:value-type="float" office:value="20">
            <text:p>20</text:p>
          </table:table-cell>
          <table:table-cell table:style-name="ACE-2" table:formula="of:=1-[.B3]" office:value-type="float" office:value="0.66700000000000004">
            <text:p>0.67</text:p>
          </table:table-cell>
          <table:table-cell table:style-name="ACE-3" table:formula="of:=[.D3]/[.E3]" office:value-type="float" office:value="35">
            <text:p>35</text:p>
          </table:table-cell>
          <table:table-cell table:style-name="ACE-2" table:formula="of:=[.J3]*(1-[.B3])" office:value-type="float" office:value="23.345000000000002">
            <text:p>23.35</text:p>
          </table:table-cell>
          <table:table-cell table:number-columns-repeated="1013" table:style-name="Gnumeric-default"/>
        </table:table-row>
        <table:table-row table:style-name="AROW-0">
          <table:table-cell table:style-name="Gnumeric-default" office:value-type="string">
            <text:p>Seeds</text:p>
          </table:table-cell>
          <table:table-cell table:style-name="ACE-2" office:value-type="float" office:value="0.33300000000000002">
            <text:p>0.33</text:p>
          </table:table-cell>
          <table:table-cell table:style-name="Gnumeric-default" office:value-type="float" office:value="210">
            <text:p>210</text:p>
          </table:table-cell>
          <table:table-cell table:style-name="ACE-3" table:formula="of:=[.C4]*0.69999999999999996" office:value-type="float" office:value="147">
            <text:p>14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/>
          <table:table-cell table:style-name="ACE-5" office:value-type="float" office:value="30">
            <text:p>30</text:p>
          </table:table-cell>
          <table:table-cell table:style-name="ACE-2" table:formula="of:=1-[.B4]" office:value-type="float" office:value="0.66700000000000004">
            <text:p>0.67</text:p>
          </table:table-cell>
          <table:table-cell table:style-name="ACE-3" table:formula="of:=[.D4]/[.E4]" office:value-type="float" office:value="49">
            <text:p>49</text:p>
          </table:table-cell>
          <table:table-cell table:style-name="ACE-2" table:formula="of:=[.J4]*(1-[.B4])" office:value-type="float" office:value="32.683">
            <text:p>32.68</text:p>
          </table:table-cell>
          <table:table-cell table:number-columns-repeated="1013" table:style-name="Gnumeric-default"/>
        </table:table-row>
        <table:table-row table:style-name="AROW-0">
          <table:table-cell table:style-name="Gnumeric-default" office:value-type="string">
            <text:p>Wine</text:p>
          </table:table-cell>
          <table:table-cell table:style-name="ACE-2" table:formula="of:=71/178" office:value-type="float" office:value="0.398876404494382">
            <text:p>0.40</text:p>
          </table:table-cell>
          <table:table-cell table:style-name="Gnumeric-default" office:value-type="float" office:value="178">
            <text:p>178</text:p>
          </table:table-cell>
          <table:table-cell table:style-name="ACE-3" table:formula="of:=[.C5]*0.69999999999999996" office:value-type="float" office:value="124.59999999999999">
            <text:p>1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/>
          <table:table-cell table:style-name="ACE-5" office:value-type="float" office:value="19">
            <text:p>19</text:p>
          </table:table-cell>
          <table:table-cell table:style-name="ACE-2" table:formula="of:=1-[.B5]" office:value-type="float" office:value="0.601123595505618">
            <text:p>0.60</text:p>
          </table:table-cell>
          <table:table-cell table:style-name="ACE-3" table:formula="of:=[.D5]/[.E5]" office:value-type="float" office:value="41.533333333333331">
            <text:p>42</text:p>
          </table:table-cell>
          <table:table-cell table:style-name="ACE-2" table:formula="of:=[.J5]*(1-[.B5])" office:value-type="float" office:value="24.966666666666665">
            <text:p>24.97</text:p>
          </table:table-cell>
          <table:table-cell table:number-columns-repeated="1013" table:style-name="Gnumeric-default"/>
        </table:table-row>
        <table:table-row table:style-name="AROW-0">
          <table:table-cell table:style-name="Gnumeric-default" office:value-type="string">
            <text:p>Zoo</text:p>
          </table:table-cell>
          <table:table-cell table:style-name="ACE-2" table:formula="of:=41/[.C6]" office:value-type="float" office:value="0.40594059405940597">
            <text:p>0.41</text:p>
          </table:table-cell>
          <table:table-cell table:style-name="Gnumeric-default" office:value-type="float" office:value="101">
            <text:p>101</text:p>
          </table:table-cell>
          <table:table-cell table:style-name="ACE-3" table:formula="of:=[.C6]*0.69999999999999996" office:value-type="float" office:value="70.699999999999989">
            <text:p>7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7">
            <text:p>17</text:p>
          </table:table-cell>
          <table:table-cell table:style-name="Gnumeric-default"/>
          <table:table-cell table:style-name="ACE-5" office:value-type="float" office:value="7">
            <text:p>7</text:p>
          </table:table-cell>
          <table:table-cell table:style-name="ACE-2" table:formula="of:=1-[.B6]" office:value-type="float" office:value="0.59405940594059403">
            <text:p>0.59</text:p>
          </table:table-cell>
          <table:table-cell table:style-name="ACE-3" table:formula="of:=[.D6]/[.E6]" office:value-type="float" office:value="10.099999999999998">
            <text:p>10</text:p>
          </table:table-cell>
          <table:table-cell table:style-name="ACE-2" table:formula="of:=[.J6]*(1-[.B6])" office:value-type="float" office:value="5.9999999999999982">
            <text:p>6.00</text:p>
          </table:table-cell>
          <table:table-cell table:number-columns-repeated="1013" table:style-name="Gnumeric-default"/>
        </table:table-row>
        <table:table-row table:style-name="AROW-1">
          <table:table-cell table:style-name="Gnumeric-default" office:value-type="string">
            <text:p>Banknote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372">
            <text:p>1372</text:p>
          </table:table-cell>
          <table:table-cell table:style-name="ACE-3" table:formula="of:=[.C7]*0.69999999999999996" office:value-type="float" office:value="960.39999999999998">
            <text:p>96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ACE-5"/>
          <table:table-cell table:style-name="ACE-2" table:formula="of:=1-[.B7]" office:value-type="float" office:value="0.5">
            <text:p>0.50</text:p>
          </table:table-cell>
          <table:table-cell table:style-name="ACE-3" table:formula="of:=[.D7]/[.E7]" office:value-type="float" office:value="480.19999999999999">
            <text:p>480</text:p>
          </table:table-cell>
          <table:table-cell table:style-name="ACE-2" table:formula="of:=[.J7]*(1-[.B7])" office:value-type="float" office:value="240.09999999999999">
            <text:p>240.10</text:p>
          </table:table-cell>
          <table:table-cell table:number-columns-repeated="1013" table:style-name="Gnumeric-default"/>
        </table:table-row>
        <table:table-row table:style-name="AROW-0" table:number-rows-repeated="1048569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0" gnm:cursor-row="6">
          <gnm:selection gnm:start-col="10" gnm:start-row="6" gnm:end-col="10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10T10:45:23Z</dc:date>
    <meta:creation-date>2016-02-26T17:27:07Z</meta:creation-date>
    <meta:editing-cycles>4</meta:editing-cycles>
    <meta:editing-duration>PT2H52M12S</meta:editing-duration>
    <meta:generator>gnumeric/1.12.23</meta:generator>
  </office:meta>
</office:document-meta>
</file>